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ProtocolWebSocketHandler.setSendTimeLimit( int send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getProtocolHandl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afterConnectionClosed( WebSocketSession session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decorateSession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handleMessage( Message &lt; ? &gt; messa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WebSocketSessionHolder.hasHandl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resolveSessionId(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ProtocolWebSocketHandl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CountFor( WebSocket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ProtocolWebSocketHandler.getSendBuffer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ProtocolWebSocketHandler.SubProtocolWebSocketHandler( MessageChannel clientInboundChannel , Subscribabl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ats.getNoMessagesReceived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afterConnectionEstablished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ProtocolWebSocketHandler.getSend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Holder.WebSocketSessionHolder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ProtocolWebSocketHandler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ats.getWebSocket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Holder.setHasHandl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getProtocol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SessionCount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ProtocolWebSocketHandler.clearSession( WebSocketSession session , CloseStatus close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ProtocolWebSocketHandl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ProtocolWebSocketHandle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Total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LimitExceeded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LimitExceed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decrementSessionCount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getDefault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etSendBufferSizeLimit( int sendBuffer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etTimeToFirstMessage( int timeToFir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checkSession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ubProtocolWebSocketHandler.addProtocolHandler( SubProtocol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ProtocolWebSocketHandler.handleMessage( WebSocketSession session , WebSocket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ubProtocolWebSocketHandler.getStat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etProtocolHandlers( List &lt; SubProtocolHandler &gt; protocol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ProtocolWebSocketHandler.getTimeToFir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Transpor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TransportError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Holder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essionHold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NoMessagesReceiv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findProtocolHandler( WebSocket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Stats.getHttpStreaming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HttpPolling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rotocolWebSocketHandler.setDefaultProtocolHandler( @ Nullable SubProtocolHandler defaultProtoco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Session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